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6" table:default-cell-style-name="ce6"/>
        <table:table-column table:style-name="co27" table:default-cell-style-name="ce6"/>
        <table:table-column table:style-name="co16" table:number-columns-repeated="2" table:default-cell-style-name="ce6"/>
        <table:table-column table:style-name="co29" table:number-columns-repeated="989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oice Number</text:p>
          </table:table-cell>
          <table:table-cell table:style-name="ce1" office:value-type="string">
            <text:p>Invoice <text:s/>Date</text:p>
          </table:table-cell>
          <table:table-cell table:style-name="ce1" office:value-type="string">
            <text:p>Bill Number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Goods Purchas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.Value</text:p>
          </table:table-cell>
          <table:table-cell table:style-name="ce1" office:value-type="string">
            <text:p>Rate Tax</text:p>
          </table:table-cell>
          <table:table-cell table:style-name="ce1" office:value-type="string">
            <text:p>Input Tax 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OM</text:p>
          </table:table-cell>
          <table:table-cell table:style-name="ce11" table:number-columns-repeated="15"/>
          <table:table-cell table:style-name="ce21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1"/>
          <table:table-cell table:number-columns-repeated="989"/>
        </table:table-row>
        <table:table-row-group>
          <table:table-row-group>
            <table:table-row-group>
              <table:table-row table:style-name="ro2">
                <table:table-cell table:style-name="ce2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/>
                <table:table-cell table:style-name="ce15"/>
                <table:table-cell table:style-name="ce20" table:number-columns-repeated="4"/>
                <table:table-cell/>
                <table:table-cell table:style-name="ce15"/>
                <table:table-cell table:number-columns-repeated="990"/>
              </table:table-row>
              <table:table-row table:style-name="ro2">
                <table:table-cell table:style-name="ce3"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name%20or%20''" xlink:type="simple">name</text:a></text:p>
                </table:table-cell>
                <table:table-cell office:value-type="string">
                  <text:p><text:a xlink:href="python://convert_date(line.invoice_id.date_invoice)%20or%20''" xlink:type="simple">date</text:a></text:p>
                </table:table-cell>
                <table:table-cell table:style-name="ce9" office:value-type="string">
                  <text:p><text:span text:style-name="T1"><text:a xlink:href="python://line.invoice_id.bill_number%20or%20''" xlink:type="simple">BillNumber</text:a></text:span></text:p>
                </table:table-cell>
                <table:table-cell table:style-name="ce9" office:value-type="string">
                  <text:p><text:span text:style-name="T1"><text:a xlink:href="python://convert_date(line.invoice_id.bill_date)%20or%20''" xlink:type="simple">BillDate</text:a></text:span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invoice_id.amount_total" xlink:type="simple">total</text:a></text:p>
                </table:table-cell>
                <table:table-cell office:value-type="string">
                  <text:p><text:a xlink:href="python://get_tax(line.invoice_line_tax_id)" xlink:type="simple">tax</text:a></text:p>
                </table:table-cell>
                <table:table-cell office:value-type="string">
                  <text:p><text:a xlink:href="python://get_paid_tax(line.invoice_line_tax_id,%20line.invoice_id.amount_total)%20or%20''" xlink:type="simple">tax_paid</text:a></text:p>
                </table:table-cell>
                <table:table-cell table:style-name="ce10" office:value-type="string">
                  <text:p><text:a xlink:href="python://line.invoice_id.partner_id%20and%20line.invoice_id.partner_id.tin%20or%20''" xlink:type="simple">tin</text:a></text:p>
                </table:table-cell>
                <table:table-cell office:value-type="string">
                  <text:p><text:a xlink:href="python://line.invoice_id.partner_id%20and%20line.invoice_id.partner_id%20and%20%20line.invoice_id.partner_id.name%20or%20''" xlink:type="simple">PartnerName</text:a></text:p>
                </table:table-cell>
                <table:table-cell office:value-type="string">
                  <text:p><text:a xlink:href="python://line.uos_id%20and%20line.uos_id.name%20or%20''" xlink:type="simple">uos</text:a></text:p>
                </table:table-cell>
                <table:table-cell table:number-columns-repeated="1011"/>
              </table:table-row>
              <table:table-row table:style-name="ro2">
                <table:table-cell table:style-name="ce2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/>
                <table:table-cell table:style-name="ce15"/>
                <table:table-cell table:style-name="ce20" table:number-columns-repeated="4"/>
                <table:table-cell/>
                <table:table-cell table:style-name="ce15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 table:number-columns-repeated="6"/>
                <table:table-cell/>
                <table:table-cell table:style-name="ce15"/>
                <table:table-cell table:number-columns-repeated="990"/>
              </table:table-row>
              <table:table-row table:style-name="ro1">
                <table:table-cell table:style-name="ce4"/>
                <table:table-cell table:style-name="ce8"/>
                <table:table-cell table:number-columns-repeated="3"/>
                <table:table-cell table:style-name="ce4" table:number-columns-repeated="5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1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9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8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8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</table:table-row-group>
            <table:table-row table:style-name="ro1">
              <table:table-cell table:style-name="ce5" table:number-columns-repeated="22"/>
              <table:table-cell table:style-name="ce14"/>
              <table:table-cell table:style-name="ce5"/>
              <table:table-cell table:style-name="ce17" table:number-columns-repeated="4"/>
              <table:table-cell table:style-name="ce19"/>
              <table:table-cell table:style-name="ce17" table:number-columns-repeated="2"/>
              <table:table-cell table:style-name="ce19"/>
              <table:table-cell table:style-name="ce5"/>
              <table:table-cell table:style-name="ce17"/>
              <table:table-cell table:style-name="ce5"/>
              <table:table-cell table:style-name="ce22" table:number-columns-repeated="989"/>
            </table:table-row>
          </table:table-row-group>
          <table:table-row table:style-name="ro1">
            <table:table-cell table:style-name="ce5" table:number-columns-repeated="22"/>
            <table:table-cell table:style-name="ce14"/>
            <table:table-cell table:style-name="ce5"/>
            <table:table-cell table:style-name="ce17" table:number-columns-repeated="4"/>
            <table:table-cell table:style-name="ce19"/>
            <table:table-cell table:style-name="ce17" table:number-columns-repeated="2"/>
            <table:table-cell table:style-name="ce19"/>
            <table:table-cell table:style-name="ce5"/>
            <table:table-cell table:style-name="ce17"/>
            <table:table-cell table:style-name="ce5"/>
            <table:table-cell table:style-name="ce22" table:number-columns-repeated="989"/>
          </table:table-row>
          <table:table-row-group>
            <table:table-row-group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</table:table-row-group>
            <table:table-row table:style-name="ro1">
              <table:table-cell table:style-name="ce5" table:number-columns-repeated="22"/>
              <table:table-cell table:style-name="ce14"/>
              <table:table-cell table:style-name="ce5"/>
              <table:table-cell table:style-name="ce17"/>
              <table:table-cell table:style-name="ce19" table:number-columns-repeated="4"/>
              <table:table-cell table:style-name="ce17" table:number-columns-repeated="2"/>
              <table:table-cell table:style-name="ce19"/>
              <table:table-cell table:style-name="ce5"/>
              <table:table-cell table:style-name="ce17"/>
              <table:table-cell table:style-name="ce5"/>
              <table:table-cell table:style-name="ce22" table:number-columns-repeated="989"/>
            </table:table-row>
          </table:table-row-group>
          <table:table-row table:style-name="ro1">
            <table:table-cell table:style-name="ce5" table:number-columns-repeated="22"/>
            <table:table-cell table:style-name="ce14"/>
            <table:table-cell table:style-name="ce5"/>
            <table:table-cell table:style-name="ce17"/>
            <table:table-cell table:style-name="ce19" table:number-columns-repeated="4"/>
            <table:table-cell table:style-name="ce17" table:number-columns-repeated="2"/>
            <table:table-cell table:style-name="ce19"/>
            <table:table-cell table:style-name="ce5"/>
            <table:table-cell table:style-name="ce17"/>
            <table:table-cell table:style-name="ce5"/>
            <table:table-cell table:style-name="ce22" table:number-columns-repeated="989"/>
          </table:table-row>
        </table:table-row-group>
        <table:table-row table:style-name="ro1">
          <table:table-cell table:style-name="ce5" table:number-columns-repeated="22"/>
          <table:table-cell table:style-name="ce14"/>
          <table:table-cell table:style-name="ce5"/>
          <table:table-cell table:style-name="ce17" table:number-columns-repeated="4"/>
          <table:table-cell table:style-name="ce19"/>
          <table:table-cell table:style-name="ce17" table:number-columns-repeated="2"/>
          <table:table-cell table:style-name="ce19"/>
          <table:table-cell table:style-name="ce5"/>
          <table:table-cell table:style-name="ce17"/>
          <table:table-cell table:style-name="ce5"/>
          <table:table-cell table:style-name="ce22" table:number-columns-repeated="989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6-26T16:08:42</dc:date>
    <meta:editing-cycles>109</meta:editing-cycles>
    <meta:generator>LibreOffice/3.5$Linux_x86 LibreOffice_project/350m1$Build-2</meta:generator>
    <meta:editing-duration>PT8H1M26S</meta:editing-duration>
    <meta:document-statistic meta:table-count="1" meta:cell-count="28" meta:object-count="0"/>
    <meta:template xlink:type="simple" xlink:actuate="onRequest" xlink:title="Normal.dotm" xlink:href=""/>
  </office:meta>
</office:document-meta>
</file>